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cd10b" officeooo:paragraph-rsid="001cd10b"/>
    </style:style>
    <style:style style:name="P2" style:family="paragraph" style:parent-style-name="Title">
      <style:text-properties officeooo:rsid="001cd10b" officeooo:paragraph-rsid="001cd10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e77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estionnaire n°1</text:p>
      <text:p text:style-name="P1"/>
      <text:p text:style-name="P1"><text:tab/>Nous vous invitons à cliquer sur ce lien pour effectuer le questionnaire <text:span text:style-name="T2">client </text:span>:</text:p>
      <text:p text:style-name="P1"><text:a xlink:type="simple" xlink:href="https://docs.google.com/forms/d/e/1FAIpQLSeL_-Vt8_WrFt-q0FgHGMo2lkKGckIbmby8IZG71C2E0Uw90Q/viewform" text:style-name="Internet_20_link" text:visited-style-name="Visited_20_Internet_20_Link"><text:span text:style-name="T1">https://docs.google.com/forms/d/e/1FAIpQLSeL_-Vt8_WrFt-q0FgHGMo2lkKGckIbmby8IZG71C2E0Uw90Q/viewform</text:span></text:a> <text:span text:style-name="T2">(Ctrl + clic sur le lien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2T00:13:07.911000000</meta:creation-date>
    <dc:date>2023-09-22T00:22:01.282000000</dc:date>
    <meta:editing-duration>PT2M56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3" meta:word-count="23" meta:character-count="224" meta:non-whitespace-character-count="203"/>
  </office:meta>
</office:document-meta>
</file>